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fa36b" style:font-name="Ubuntu" fo:font-size="10pt" fo:letter-spacing="normal" fo:font-style="normal" fo:font-weight="normal" style:font-size-asian="10pt" style:font-size-complex="10pt"/>
    </style:style>
    <style:style style:name="P2" style:family="paragraph" style:parent-style-name="Heading_20_3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fa36b" style:font-name="Ubuntu" fo:font-size="10pt" fo:letter-spacing="normal" fo:font-style="normal" fo:font-weight="normal" officeooo:rsid="001ec4de" officeooo:paragraph-rsid="001ec4de" style:font-size-asian="10pt" style:font-weight-asian="normal" style:font-size-complex="10pt" style:font-weight-complex="normal"/>
    </style:style>
    <style:style style:name="P3" style:family="paragraph" style:parent-style-name="Heading_20_3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fa36b" style:font-name="Ubuntu" fo:font-size="10pt" fo:letter-spacing="normal" fo:font-style="normal" fo:font-weight="normal" officeooo:rsid="0033694d" officeooo:paragraph-rsid="0033694d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officeooo:paragraph-rsid="001ec4de" style:font-size-asian="10pt" style:font-size-complex="10pt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officeooo:paragraph-rsid="0029e8e0" style:font-size-asian="10pt" style:font-size-complex="10pt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officeooo:paragraph-rsid="003b746b" style:font-size-asian="10pt" style:font-size-complex="10pt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officeooo:rsid="002a5bf5" officeooo:paragraph-rsid="002a5bf5" style:font-size-asian="10pt" style:font-size-complex="10pt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officeooo:rsid="003b746b" officeooo:paragraph-rsid="003caf75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fo:font-weight="bold" officeooo:rsid="003d93e1" officeooo:paragraph-rsid="003d93e1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fo:font-weight="bold" officeooo:rsid="0045c513" officeooo:paragraph-rsid="0045c513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99550" officeooo:paragraph-rsid="00199550" style:font-size-asian="10pt" style:font-size-complex="10pt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9b8fb" officeooo:paragraph-rsid="0019b8fb" style:font-size-asian="10pt" style:font-size-complex="10pt"/>
    </style:style>
    <style:style style:name="P13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cd1c0" officeooo:paragraph-rsid="001cd1c0" style:font-size-asian="10pt" style:font-size-complex="10pt"/>
    </style:style>
    <style:style style:name="P14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434b8" officeooo:paragraph-rsid="002434b8" style:font-size-asian="10pt" style:font-size-complex="10pt"/>
    </style:style>
    <style:style style:name="P15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9b8fb" officeooo:paragraph-rsid="0019f519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cd1c0" officeooo:paragraph-rsid="001cd1c0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dcee8" officeooo:paragraph-rsid="001dcee8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ec4de" officeooo:paragraph-rsid="001ec4de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046a8" officeooo:paragraph-rsid="002046a8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15e38" officeooo:paragraph-rsid="00215e38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c9c4c" officeooo:paragraph-rsid="002c9c4c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33694d" officeooo:paragraph-rsid="0033694d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61867" officeooo:paragraph-rsid="00261867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7f4a0" officeooo:paragraph-rsid="0027f4a0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9c053" officeooo:paragraph-rsid="0029c053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9e8e0" officeooo:paragraph-rsid="0029e8e0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a5bf5" officeooo:paragraph-rsid="002a5bf5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bc5f7" officeooo:paragraph-rsid="002bc5f7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320dff" officeooo:paragraph-rsid="00320dff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3b746b" officeooo:paragraph-rsid="003b746b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3b8d5c" officeooo:paragraph-rsid="003b8d5c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430a88" officeooo:paragraph-rsid="00430a88" style:font-size-asian="10pt" style:font-weight-asian="normal" style:font-size-complex="10pt" style:font-weight-complex="normal"/>
    </style:style>
    <style:style style:name="P33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3caf75" officeooo:paragraph-rsid="003caf75" style:font-size-asian="10pt" style:font-weight-asian="normal" style:font-size-complex="10pt" style:font-weight-complex="normal"/>
    </style:style>
    <style:style style:name="P34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3caf75" officeooo:paragraph-rsid="003b746b" style:font-size-asian="10pt" style:font-weight-asian="normal" style:font-size-complex="10pt" style:font-weight-complex="normal"/>
    </style:style>
    <style:style style:name="P35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3d93e1" officeooo:paragraph-rsid="003d93e1" style:font-size-asian="10pt" style:font-weight-asian="normal" style:font-size-complex="10pt" style:font-weight-complex="normal"/>
    </style:style>
    <style:style style:name="P36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45c513" officeooo:paragraph-rsid="0045c513" style:font-size-asian="10pt" style:font-weight-asian="normal" style:font-size-complex="10pt" style:font-weight-complex="normal"/>
    </style:style>
    <style:style style:name="P37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456b2d" officeooo:paragraph-rsid="00456b2d" style:font-size-asian="10pt" style:font-weight-asian="normal" style:font-size-complex="10pt" style:font-weight-complex="normal"/>
    </style:style>
    <style:style style:name="P38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47341e" officeooo:paragraph-rsid="0047341e" style:font-size-asian="10pt" style:font-weight-asian="normal" style:font-size-complex="10pt" style:font-weight-complex="normal"/>
    </style:style>
    <style:style style:name="P39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199550" officeooo:paragraph-rsid="00199550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1cd1c0" officeooo:paragraph-rsid="001cd1c0" style:font-size-asian="10pt" style:font-weight-asian="bold" style:font-size-complex="10pt" style:font-weight-complex="bold"/>
    </style:style>
    <style:style style:name="P41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1dcee8" officeooo:paragraph-rsid="001dcee8" style:font-size-asian="10pt" style:font-weight-asian="bold" style:font-size-complex="10pt" style:font-weight-complex="bold"/>
    </style:style>
    <style:style style:name="P42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1ec4de" officeooo:paragraph-rsid="001ec4de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231f06" officeooo:paragraph-rsid="00231f06" style:font-size-asian="10pt" style:font-weight-asian="bold" style:font-size-complex="10pt" style:font-weight-complex="bold"/>
    </style:style>
    <style:style style:name="P44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2046a8" officeooo:paragraph-rsid="002046a8" style:font-size-asian="10pt" style:font-weight-asian="bold" style:font-size-complex="10pt" style:font-weight-complex="bold"/>
    </style:style>
    <style:style style:name="P45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33694d" officeooo:paragraph-rsid="0033694d" style:font-size-asian="10pt" style:font-weight-asian="bold" style:font-size-complex="10pt" style:font-weight-complex="bold"/>
    </style:style>
    <style:style style:name="P46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2a5bf5" officeooo:paragraph-rsid="002a5bf5" style:font-size-asian="10pt" style:font-weight-asian="bold" style:font-size-complex="10pt" style:font-weight-complex="bold"/>
    </style:style>
    <style:style style:name="P47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3b746b" officeooo:paragraph-rsid="003b746b" style:font-size-asian="10pt" style:font-weight-asian="bold" style:font-size-complex="10pt" style:font-weight-complex="bold"/>
    </style:style>
    <style:style style:name="P48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3b8d5c" officeooo:paragraph-rsid="003b8d5c" style:font-size-asian="10pt" style:font-weight-asian="bold" style:font-size-complex="10pt" style:font-weight-complex="bold"/>
    </style:style>
    <style:style style:name="P49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430a88" officeooo:paragraph-rsid="00430a88" style:font-size-asian="10pt" style:font-weight-asian="bold" style:font-size-complex="10pt" style:font-weight-complex="bold"/>
    </style:style>
    <style:style style:name="P50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3caf75" officeooo:paragraph-rsid="003caf75" style:font-size-asian="10pt" style:font-weight-asian="bold" style:font-size-complex="10pt" style:font-weight-complex="bold"/>
    </style:style>
    <style:style style:name="P51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456b2d" officeooo:paragraph-rsid="00456b2d" style:font-size-asian="10pt" style:font-weight-asian="bold" style:font-size-complex="10pt" style:font-weight-complex="bold"/>
    </style:style>
    <style:style style:name="P52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1pt" fo:letter-spacing="normal" fo:font-style="normal" fo:font-weight="normal" officeooo:rsid="00199550" officeooo:paragraph-rsid="00199550" style:font-size-asian="11pt" style:font-size-complex="11pt"/>
    </style:style>
    <style:style style:name="P53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officeooo:paragraph-rsid="0047dfb9"/>
    </style:style>
    <style:style style:name="P54" style:family="paragraph" style:parent-style-name="Table_20_Contents">
      <style:paragraph-properties fo:margin-left="0cm" fo:margin-right="0cm" fo:line-height="100%" fo:text-indent="0cm" style:auto-text-indent="false"/>
      <style:text-properties style:font-name="Ubuntu" fo:font-size="10pt" style:font-size-asian="10pt" style:font-size-complex="10pt"/>
    </style:style>
    <style:style style:name="P55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="Ubuntu" fo:font-size="10pt" style:font-size-asian="10pt" style:font-size-complex="10pt"/>
    </style:style>
    <style:style style:name="P56" style:family="paragraph" style:parent-style-name="Standard">
      <style:paragraph-properties fo:margin-left="0cm" fo:margin-right="0cm" fo:line-height="100%" fo:text-indent="0cm" style:auto-text-indent="false"/>
      <style:text-properties style:font-name="Ubuntu" fo:font-size="10pt" style:font-size-asian="10pt" style:font-size-complex="10pt"/>
    </style:style>
    <style:style style:name="P57" style:family="paragraph" style:parent-style-name="Standard">
      <style:paragraph-properties fo:margin-left="0cm" fo:margin-right="0cm" fo:line-height="100%" fo:text-indent="0cm" style:auto-text-indent="false"/>
      <style:text-properties style:font-name="Ubuntu" fo:font-size="10pt" officeooo:paragraph-rsid="00107953" style:font-size-asian="10pt" style:font-size-complex="10pt"/>
    </style:style>
    <style:style style:name="P58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Ubuntu" fo:font-size="10pt" officeooo:rsid="00104f7b" officeooo:paragraph-rsid="00104f7b" style:font-size-asian="10pt" style:font-size-complex="10pt"/>
    </style:style>
    <style:style style:name="P59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Ubuntu" fo:font-size="10pt" officeooo:rsid="00107953" officeooo:paragraph-rsid="00107953" style:font-size-asian="10pt" style:font-size-complex="10pt"/>
    </style:style>
    <style:style style:name="P60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Ubuntu" fo:font-size="10pt" officeooo:rsid="0014cc19" officeooo:paragraph-rsid="0014cc19" style:font-size-asian="10pt" style:font-size-complex="10pt"/>
    </style:style>
    <style:style style:name="P61" style:family="paragraph" style:parent-style-name="Text_20_body">
      <style:paragraph-properties fo:margin-left="0cm" fo:margin-right="0cm" fo:line-height="100%" fo:text-indent="0cm" style:auto-text-indent="false"/>
      <style:text-properties officeooo:paragraph-rsid="00125ffe"/>
    </style:style>
    <style:style style:name="P62" style:family="paragraph" style:parent-style-name="Text_20_body">
      <style:paragraph-properties fo:margin-left="0cm" fo:margin-right="0cm" fo:line-height="100%" fo:text-indent="0cm" style:auto-text-indent="false"/>
      <style:text-properties style:font-name="Ubuntu" fo:font-size="10pt" officeooo:rsid="0011b05a" officeooo:paragraph-rsid="00488a70" style:font-size-asian="10pt" style:font-size-complex="10pt"/>
    </style:style>
    <style:style style:name="P63" style:family="paragraph" style:parent-style-name="Text_20_body">
      <style:paragraph-properties fo:margin-left="0cm" fo:margin-right="0cm" fo:line-height="100%" fo:text-indent="0cm" style:auto-text-indent="false"/>
      <style:text-properties style:font-name="Ubuntu" fo:font-size="10pt" officeooo:rsid="0011b05a" officeooo:paragraph-rsid="0011b05a" style:font-size-asian="10pt" style:font-size-complex="10pt"/>
    </style:style>
    <style:style style:name="P64" style:family="paragraph" style:parent-style-name="Text_20_body">
      <style:paragraph-properties fo:margin-left="0cm" fo:margin-right="0cm" fo:line-height="100%" fo:text-indent="0cm" style:auto-text-indent="false"/>
      <style:text-properties style:font-name="Ubuntu" fo:font-size="10pt" officeooo:rsid="00125ffe" officeooo:paragraph-rsid="00125ffe" style:font-size-asian="10pt" style:font-size-complex="10pt"/>
    </style:style>
    <style:style style:name="P65" style:family="paragraph" style:parent-style-name="Standard">
      <style:paragraph-properties fo:margin-left="0cm" fo:margin-right="0cm" fo:line-height="100%" fo:text-indent="0cm" style:auto-text-indent="false"/>
      <style:text-properties style:font-name="Ubuntu" fo:font-size="10pt" fo:font-weight="bold" officeooo:rsid="00488a70" officeooo:paragraph-rsid="00488a70" style:font-size-asian="10pt" style:font-weight-asian="bold" style:font-size-complex="10pt" style:font-weight-complex="bold"/>
    </style:style>
    <style:style style:name="P66" style:family="paragraph" style:parent-style-name="Quotations" style:list-style-name="L5">
      <style:paragraph-properties fo:margin-left="0cm" fo:margin-right="0cm" fo:margin-top="0cm" fo:margin-bottom="0.499cm" loext:contextual-spacing="false" fo:line-height="100%" fo:text-align="start" style:justify-single-word="false" fo:orphans="2" fo:widows="2" fo:text-indent="0cm" style:auto-text-indent="false" fo:padding-left="0.049cm" fo:padding-right="0cm" fo:padding-top="0cm" fo:padding-bottom="0cm" fo:border-left="1.5pt solid #000000" fo:border-right="none" fo:border-top="none" fo:border-bottom="none"/>
    </style:style>
    <style:style style:name="P67" style:family="paragraph" style:parent-style-name="Quotations" style:list-style-name="L5">
      <style:paragraph-properties fo:margin-left="0cm" fo:margin-right="0cm" fo:margin-top="0cm" fo:margin-bottom="0.499cm" loext:contextual-spacing="false" fo:line-height="100%" fo:text-align="start" style:justify-single-word="false" fo:orphans="2" fo:widows="2" fo:text-indent="0cm" style:auto-text-indent="false" fo:padding-left="0.049cm" fo:padding-right="0cm" fo:padding-top="0cm" fo:padding-bottom="0cm" fo:border-left="1.5pt solid #000000" fo:border-right="none" fo:border-top="none" fo:border-bottom="none"/>
      <style:text-properties officeooo:paragraph-rsid="0035239f"/>
    </style:style>
    <style:style style:name="P68" style:family="paragraph" style:parent-style-name="Quotations" style:list-style-name="L6">
      <style:paragraph-properties fo:margin-left="0cm" fo:margin-right="0cm" fo:margin-top="0cm" fo:margin-bottom="0.499cm" loext:contextual-spacing="false" fo:line-height="100%" fo:text-align="start" style:justify-single-word="false" fo:orphans="2" fo:widows="2" fo:text-indent="0cm" style:auto-text-indent="false" fo:padding-left="0.049cm" fo:padding-right="0cm" fo:padding-top="0cm" fo:padding-bottom="0cm" fo:border-left="1.5pt solid #000000" fo:border-right="none" fo:border-top="none" fo:border-bottom="none"/>
    </style:style>
    <style:style style:name="P69" style:family="paragraph" style:parent-style-name="Text_20_body">
      <style:paragraph-properties fo:margin-left="0cm" fo:margin-right="0cm" fo:line-height="100%" fo:text-indent="0cm" style:auto-text-indent="false"/>
      <style:text-properties style:font-name="Ubuntu" fo:font-size="10pt" officeooo:rsid="0011b05a" officeooo:paragraph-rsid="00488a70" style:font-size-asian="10pt" style:font-size-complex="10pt"/>
    </style:style>
    <style:style style:name="P70" style:family="paragraph" style:parent-style-name="Text_20_body" style:list-style-name="L1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officeooo:rsid="0016b8ce" officeooo:paragraph-rsid="0018de32"/>
    </style:style>
    <style:style style:name="P71" style:family="paragraph" style:parent-style-name="Text_20_body" style:list-style-name="L1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officeooo:rsid="0016b8ce" officeooo:paragraph-rsid="0016b8ce" style:font-size-asian="10pt" style:font-size-complex="10pt"/>
    </style:style>
    <style:style style:name="P72" style:family="paragraph" style:parent-style-name="Text_20_body" style:list-style-name="L3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officeooo:rsid="001a9480" officeooo:paragraph-rsid="001a9480" style:font-size-asian="10pt" style:font-size-complex="10pt"/>
    </style:style>
    <style:style style:name="P73" style:family="paragraph" style:parent-style-name="Text_20_body" style:list-style-name="L4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officeooo:rsid="0023ed70" officeooo:paragraph-rsid="0023ed70" style:font-size-asian="10pt" style:font-size-complex="10pt"/>
    </style:style>
    <style:style style:name="P74" style:family="paragraph" style:parent-style-name="Text_20_body" style:list-style-name="L4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officeooo:rsid="002434b8" officeooo:paragraph-rsid="002434b8" style:font-size-asian="10pt" style:font-size-complex="10pt"/>
    </style:style>
    <style:style style:name="P75" style:family="paragraph" style:parent-style-name="Text_20_body" style:list-style-name="L5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officeooo:rsid="0035239f" officeooo:paragraph-rsid="0035239f" style:font-size-asian="10pt" style:font-size-complex="10pt"/>
    </style:style>
    <style:style style:name="P76" style:family="paragraph" style:parent-style-name="Text_20_body" style:list-style-name="L3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fo:font-weight="normal" officeooo:paragraph-rsid="0019f519" style:font-size-asian="10pt" style:font-weight-asian="normal" style:font-size-complex="10pt" style:font-weight-complex="normal"/>
    </style:style>
    <style:style style:name="P77" style:family="paragraph" style:parent-style-name="Text_20_body" style:list-style-name="L3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fo:font-weight="normal" officeooo:rsid="001a9480" officeooo:paragraph-rsid="001a9480" style:font-size-asian="10pt" style:font-weight-asian="normal" style:font-size-complex="10pt" style:font-weight-complex="normal"/>
    </style:style>
    <style:style style:name="P78" style:family="paragraph" style:parent-style-name="Text_20_body" style:list-style-name="L1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11b05a" officeooo:paragraph-rsid="0018de32" style:font-size-asian="10pt" style:font-weight-asian="bold" style:font-size-complex="10pt" style:font-weight-complex="bold"/>
    </style:style>
    <style:style style:name="P79" style:family="paragraph" style:parent-style-name="Text_20_body" style:list-style-name="L1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style:font-size-asian="10pt" style:font-weight-asian="bold" style:font-size-complex="10pt" style:font-weight-complex="bold"/>
    </style:style>
    <style:style style:name="P80" style:family="paragraph" style:parent-style-name="Text_20_body" style:list-style-name="L3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style:font-size-asian="10pt" style:font-weight-asian="bold" style:font-size-complex="10pt" style:font-weight-complex="bold"/>
    </style:style>
    <style:style style:name="P81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488a70" officeooo:paragraph-rsid="0019f519" style:font-size-asian="10pt" style:font-weight-asian="bold" style:font-size-complex="10pt" style:font-weight-complex="bold"/>
    </style:style>
    <style:style style:name="P82" style:family="paragraph" style:parent-style-name="Text_20_body" style:list-style-name="L1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6b8ce" officeooo:paragraph-rsid="0016b8ce" style:font-size-asian="10pt" style:font-size-complex="10pt"/>
    </style:style>
    <style:style style:name="P83" style:family="paragraph" style:parent-style-name="Text_20_body" style:list-style-name="L1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8de32" officeooo:paragraph-rsid="0047dfb9" style:font-size-asian="10pt" style:font-size-complex="10pt"/>
    </style:style>
    <style:style style:name="P84" style:family="paragraph" style:parent-style-name="Text_20_body" style:list-style-name="L1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771bb" officeooo:paragraph-rsid="001771bb" style:font-size-asian="10pt" style:font-size-complex="10pt"/>
    </style:style>
    <style:style style:name="P85" style:family="paragraph" style:parent-style-name="Text_20_body" style:list-style-name="L1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771bb" officeooo:paragraph-rsid="0018de32" style:font-size-asian="10pt" style:font-size-complex="10pt"/>
    </style:style>
    <style:style style:name="P86" style:family="paragraph" style:parent-style-name="Text_20_body" style:list-style-name="L2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99550" officeooo:paragraph-rsid="00199550" style:font-size-asian="10pt" style:font-size-complex="10pt"/>
    </style:style>
    <style:style style:name="P87" style:family="paragraph" style:parent-style-name="Text_20_body" style:list-style-name="L4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33f94" officeooo:paragraph-rsid="00233f94" style:font-size-asian="10pt" style:font-size-complex="10pt"/>
    </style:style>
    <style:style style:name="P88" style:family="paragraph" style:parent-style-name="Text_20_body" style:list-style-name="L4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style:font-size-asian="10pt" style:font-size-complex="10pt"/>
    </style:style>
    <style:style style:name="P89" style:family="paragraph" style:parent-style-name="Text_20_body" style:list-style-name="L6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style:font-size-asian="10pt" style:font-size-complex="10pt"/>
    </style:style>
    <style:style style:name="P90" style:family="paragraph" style:parent-style-name="Text_20_body" style:list-style-name="L4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3ed70" officeooo:paragraph-rsid="0023ed70" style:font-size-asian="10pt" style:font-size-complex="10pt"/>
    </style:style>
    <style:style style:name="P91" style:family="paragraph" style:parent-style-name="Text_20_body" style:list-style-name="L4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434b8" officeooo:paragraph-rsid="002434b8" style:font-size-asian="10pt" style:font-size-complex="10pt"/>
    </style:style>
    <style:style style:name="P92" style:family="paragraph" style:parent-style-name="Text_20_body" style:list-style-name="L5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35239f" officeooo:paragraph-rsid="0035239f" style:font-size-asian="10pt" style:font-size-complex="10pt"/>
    </style:style>
    <style:style style:name="P93" style:family="paragraph" style:parent-style-name="Text_20_body" style:list-style-name="L6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37fcf3" officeooo:paragraph-rsid="0037fcf3" style:font-size-asian="10pt" style:font-size-complex="10pt"/>
    </style:style>
    <style:style style:name="P94" style:family="paragraph" style:parent-style-name="Text_20_body" style:list-style-name="L1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99550" officeooo:paragraph-rsid="00199550" style:font-size-asian="10pt" style:font-weight-asian="normal" style:font-size-complex="10pt" style:font-weight-complex="normal"/>
    </style:style>
    <style:style style:name="P95" style:family="paragraph" style:parent-style-name="Text_20_body" style:list-style-name="L3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9b8fb" officeooo:paragraph-rsid="0019b8fb" style:font-size-asian="10pt" style:font-weight-asian="normal" style:font-size-complex="10pt" style:font-weight-complex="normal"/>
    </style:style>
    <style:style style:name="P96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9b8fb" officeooo:paragraph-rsid="0019f519" style:font-size-asian="10pt" style:font-weight-asian="normal" style:font-size-complex="10pt" style:font-weight-complex="normal"/>
    </style:style>
    <style:style style:name="P97" style:family="paragraph" style:parent-style-name="Text_20_body" style:list-style-name="L3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a9480" officeooo:paragraph-rsid="001a9480" style:font-size-asian="10pt" style:font-weight-asian="normal" style:font-size-complex="10pt" style:font-weight-complex="normal"/>
    </style:style>
    <style:style style:name="P98" style:family="paragraph" style:parent-style-name="Text_20_body" style:list-style-name="L3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ba9c3" officeooo:paragraph-rsid="001ba9c3" style:font-size-asian="10pt" style:font-weight-asian="normal" style:font-size-complex="10pt" style:font-weight-complex="normal"/>
    </style:style>
    <style:style style:name="P99" style:family="paragraph" style:parent-style-name="Text_20_body" style:list-style-name="L4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1d1c1d" style:font-name="Ubuntu" fo:font-size="10pt" fo:letter-spacing="normal" fo:font-style="normal" fo:font-weight="normal" officeooo:rsid="002434b8" officeooo:paragraph-rsid="002434b8" style:font-size-asian="10pt" style:font-size-complex="10pt"/>
    </style:style>
    <style:style style:name="P100" style:family="paragraph" style:parent-style-name="Text_20_body" style:list-style-name="L1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</style:style>
    <style:style style:name="P101" style:family="paragraph" style:parent-style-name="Text_20_body" style:list-style-name="L1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officeooo:paragraph-rsid="0018de32"/>
    </style:style>
    <style:style style:name="P102" style:family="paragraph" style:parent-style-name="Text_20_body" style:list-style-name="L1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officeooo:paragraph-rsid="0047dfb9"/>
    </style:style>
    <style:style style:name="P103" style:family="paragraph" style:parent-style-name="Text_20_body" style:list-style-name="L1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officeooo:paragraph-rsid="0016b8ce"/>
    </style:style>
    <style:style style:name="P104" style:family="paragraph" style:parent-style-name="Text_20_body" style:list-style-name="L3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</style:style>
    <style:style style:name="P105" style:family="paragraph" style:parent-style-name="Text_20_body" style:list-style-name="L3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officeooo:paragraph-rsid="00488a70"/>
    </style:style>
    <style:style style:name="P106" style:family="paragraph" style:parent-style-name="Text_20_body" style:list-style-name="L4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</style:style>
    <style:style style:name="P107" style:family="paragraph" style:parent-style-name="Text_20_body" style:list-style-name="L4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officeooo:paragraph-rsid="00233f94"/>
    </style:style>
    <style:style style:name="P108" style:family="paragraph" style:parent-style-name="Text_20_body" style:list-style-name="L4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officeooo:paragraph-rsid="002434b8"/>
    </style:style>
    <style:style style:name="P109" style:family="paragraph" style:parent-style-name="Text_20_body" style:list-style-name="L5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</style:style>
    <style:style style:name="P110" style:family="paragraph" style:parent-style-name="Text_20_body" style:list-style-name="L6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</style:style>
    <style:style style:name="P111" style:family="paragraph" style:parent-style-name="Text_20_body" style:list-style-name="L4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color="#000000" style:font-name="Ubuntu" fo:font-size="10pt" officeooo:rsid="002434b8" officeooo:paragraph-rsid="002434b8" style:font-size-asian="10pt" style:font-size-complex="10pt"/>
    </style:style>
    <style:style style:name="P112" style:family="paragraph" style:parent-style-name="Text_20_body" style:list-style-name="L3" style:master-page-name="">
      <loext:graphic-properties draw:fill="none"/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-0.7cm" style:auto-text-indent="false" style:page-number="auto" fo:background-color="transparent">
        <style:tab-stops>
          <style:tab-stop style:position="-0.503cm"/>
        </style:tab-stops>
      </style:paragraph-properties>
      <style:text-properties fo:font-variant="normal" fo:text-transform="none" style:font-name="Ubuntu" fo:font-size="10pt" fo:letter-spacing="normal" fo:font-style="normal" fo:font-weight="normal" officeooo:rsid="001a9480" officeooo:paragraph-rsid="001a9480" style:font-size-asian="10pt" style:font-weight-asian="normal" style:font-size-complex="10pt" style:font-weight-complex="normal"/>
    </style:style>
    <style:style style:name="T1" style:family="text">
      <style:text-properties fo:color="#e83e8c" style:font-name="Ubuntu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variant="normal" fo:text-transform="none" fo:color="#e83e8c" style:font-name="Ubuntu" fo:font-size="10pt" fo:letter-spacing="normal" fo:font-style="normal" fo:font-weight="bol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e83e8c" style:font-name="Ubuntu" fo:font-size="10pt" fo:letter-spacing="normal" fo:font-style="normal" fo:font-weight="bold" officeooo:rsid="0011b05a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e83e8c" style:font-name="Ubuntu" fo:font-size="10pt" fo:letter-spacing="normal" fo:font-style="normal" fo:font-weight="bold" officeooo:rsid="0018de32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e83e8c" style:font-name="Ubuntu" fo:font-size="10pt" fo:letter-spacing="normal" fo:font-style="normal" fo:font-weight="bold" officeooo:rsid="0016b8ce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fo:color="#e83e8c" style:font-name="Ubuntu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bold" officeooo:rsid="001ec4de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bold" officeooo:rsid="002046a8" style:font-weight-asian="bold" style:font-weight-complex="bold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9c053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2bc5f7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29e8e0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3caf75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3b746b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2434b8"/>
    </style:style>
    <style:style style:name="T19" style:family="text">
      <style:text-properties fo:font-variant="normal" fo:text-transform="none" fo:letter-spacing="normal" fo:font-style="normal" fo:font-weight="normal" officeooo:rsid="0023ed70"/>
    </style:style>
    <style:style style:name="T20" style:family="text">
      <style:text-properties fo:font-variant="normal" fo:text-transform="none" fo:letter-spacing="normal" fo:font-style="normal" fo:font-weight="normal" officeooo:rsid="00359e2e"/>
    </style:style>
    <style:style style:name="T21" style:family="text">
      <style:text-properties fo:font-variant="normal" fo:text-transform="none" fo:letter-spacing="normal" fo:font-style="normal" officeooo:rsid="001c6ee2"/>
    </style:style>
    <style:style style:name="T22" style:family="text">
      <style:text-properties fo:font-variant="normal" fo:text-transform="none" fo:letter-spacing="normal" fo:font-style="normal" officeooo:rsid="0019b8fb"/>
    </style:style>
    <style:style style:name="T23" style:family="text">
      <style:text-properties fo:font-variant="normal" fo:text-transform="none" fo:letter-spacing="normal" fo:font-style="normal" officeooo:rsid="0019f519"/>
    </style:style>
    <style:style style:name="T24" style:family="text">
      <style:text-properties fo:font-variant="normal" fo:text-transform="none" fo:letter-spacing="normal" fo:font-style="normal" officeooo:rsid="003b746b"/>
    </style:style>
    <style:style style:name="T25" style:family="text">
      <style:text-properties fo:font-variant="normal" fo:text-transform="none" fo:letter-spacing="normal" fo:font-style="normal" officeooo:rsid="0046ee09"/>
    </style:style>
    <style:style style:name="T26" style:family="text">
      <style:text-properties fo:font-variant="normal" fo:text-transform="none" fo:color="#cccccc" style:text-line-through-style="none" style:text-line-through-type="none" style:font-name="Ubuntu" fo:font-size="10pt" fo:letter-spacing="normal" fo:font-style="normal" style:text-underline-style="none" fo:font-weight="normal" officeooo:rsid="00199550" style:text-blinking="false" fo:background-color="transparent" loext:char-shading-value="0" style:font-size-asian="10pt" style:font-weight-asian="normal" style:font-size-complex="10pt" style:font-weight-complex="normal"/>
    </style:style>
    <style:style style:name="T27" style:family="text">
      <style:text-properties fo:font-variant="normal" fo:text-transform="none" fo:color="#0fa36b" style:text-line-through-style="none" style:text-line-through-type="none" style:font-name="Ubuntu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8" style:family="text">
      <style:text-properties fo:font-variant="normal" fo:text-transform="none" fo:color="#0fa36b" style:text-line-through-style="none" style:text-line-through-type="none" style:font-name="Ubuntu" fo:font-size="10pt" fo:letter-spacing="normal" fo:font-style="normal" style:text-underline-style="none" fo:font-weight="bold" officeooo:rsid="00199550" style:text-blinking="false" fo:background-color="transparent" loext:char-shading-value="0" style:font-size-asian="10pt" style:font-weight-asian="bold" style:font-size-complex="10pt" style:font-weight-complex="bold"/>
    </style:style>
    <style:style style:name="T29" style:family="text">
      <style:text-properties fo:font-variant="normal" fo:text-transform="none" style:font-name="Ubuntu" fo:font-size="10pt" fo:letter-spacing="normal" fo:font-style="normal" fo:font-weight="bold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style:font-name="Ubuntu" fo:font-size="10pt" fo:letter-spacing="normal" fo:font-style="normal" fo:font-weight="bold" officeooo:rsid="0011b05a" style:font-size-asian="10pt" style:font-weight-asian="bold" style:font-size-complex="10pt" style:font-weight-complex="bold"/>
    </style:style>
    <style:style style:name="T31" style:family="text">
      <style:text-properties fo:font-variant="normal" fo:text-transform="none" style:font-name="Ubuntu" fo:font-size="10pt" fo:letter-spacing="normal" fo:font-style="normal" fo:font-weight="bold" officeooo:rsid="0016b8ce" style:font-size-asian="10pt" style:font-weight-asian="bold" style:font-size-complex="10pt" style:font-weight-complex="bold"/>
    </style:style>
    <style:style style:name="T32" style:family="text">
      <style:text-properties fo:font-variant="normal" fo:text-transform="none" style:font-name="Ubuntu" fo:font-size="10pt" fo:letter-spacing="normal" fo:font-style="normal" fo:font-weight="bold" officeooo:rsid="0018de32" style:font-size-asian="10pt" style:font-weight-asian="bold" style:font-size-complex="10pt" style:font-weight-complex="bold"/>
    </style:style>
    <style:style style:name="T33" style:family="text">
      <style:text-properties fo:font-variant="normal" fo:text-transform="none" style:font-name="Ubuntu" fo:font-size="10pt" fo:letter-spacing="normal" fo:font-style="normal" fo:font-weight="bold" style:font-size-asian="10pt" style:font-size-complex="10pt"/>
    </style:style>
    <style:style style:name="T34" style:family="text">
      <style:text-properties fo:font-variant="normal" fo:text-transform="none" style:font-name="Ubuntu" fo:font-size="10pt" fo:letter-spacing="normal" fo:font-style="normal" fo:font-weight="normal" style:font-size-asian="10pt" style:font-size-complex="10pt"/>
    </style:style>
    <style:style style:name="T35" style:family="text">
      <style:text-properties fo:font-variant="normal" fo:text-transform="none" fo:color="#000000" style:font-name="Ubuntu" fo:font-size="10pt" fo:letter-spacing="normal" fo:font-style="normal" fo:font-weight="normal" officeooo:rsid="0035239f" style:font-size-asian="10pt" style:font-size-complex="10pt"/>
    </style:style>
    <style:style style:name="T36" style:family="text">
      <style:text-properties officeooo:rsid="0018de32"/>
    </style:style>
    <style:style style:name="T37" style:family="text">
      <style:text-properties fo:color="#0fa36b" style:text-line-through-style="none" style:text-line-through-type="none" style:font-name="Ubuntu" fo:font-size="10pt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33694d" style:font-weight-asian="bold" style:font-weight-complex="bold"/>
    </style:style>
    <style:style style:name="T40" style:family="text">
      <style:text-properties officeooo:rsid="001dcee8"/>
    </style:style>
    <style:style style:name="T41" style:family="text">
      <style:text-properties officeooo:rsid="002a5bf5"/>
    </style:style>
    <style:style style:name="T42" style:family="text">
      <style:text-properties style:font-name="Ubuntu" fo:font-size="10pt" style:font-size-asian="10pt" style:font-size-complex="10pt"/>
    </style:style>
    <style:style style:name="T43" style:family="text">
      <style:text-properties style:font-name="Ubuntu" fo:font-size="10pt" officeooo:rsid="00125ffe" style:font-size-asian="10pt" style:font-size-complex="10pt"/>
    </style:style>
    <style:style style:name="T44" style:family="text">
      <style:text-properties style:font-name="Ubuntu" fo:font-size="10pt" fo:font-weight="bold" style:font-size-asian="10pt" style:font-weight-asian="bold" style:font-size-complex="10pt" style:font-weight-complex="bold"/>
    </style:style>
    <style:style style:name="T45" style:family="text">
      <style:text-properties style:font-name="Ubuntu" fo:font-size="10pt" fo:font-weight="bold" officeooo:rsid="0019b8fb" style:font-size-asian="10pt" style:font-weight-asian="bold" style:font-size-complex="10pt" style:font-weight-complex="bold"/>
    </style:style>
    <style:style style:name="T46" style:family="text">
      <style:text-properties officeooo:rsid="0033694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1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Shell Script – Parte 1</text:p>
      <text:p text:style-name="P56"/>
      <text:p text:style-name="P58">Conteúdo diretório: ls</text:p>
      <text:p text:style-name="P58">Arquivos que começam com . São arquivos importantes</text:p>
      <text:p text:style-name="P58">Arquivos ocultos: ls -a</text:p>
      <text:p text:style-name="P58">Criar Diretório: mkdir nomedodiretorio</text:p>
      <text:p text:style-name="P58">Mudar para um diretório: cd nomedodireitorio</text:p>
      <text:p text:style-name="P58">Voltar para o direitorio inicial: cd</text:p>
      <text:p text:style-name="P58">Voltar para o direitório PAI: cd ..</text:p>
      <text:p text:style-name="P58">Descobrir o caminho do diretório: pwd</text:p>
      <text:p text:style-name="P59">Lista um conteúdo dentro de uma pasta: ls unixstuff</text:p>
      <text:p text:style-name="P59">Listar o conteúdo de uma pasta posterior, na pasta pai: ls nomeDaPasta / nomeDaOutraPasta</text:p>
      <text:p text:style-name="P59">Listar o conteúdo de uma pasta em qualquer lugar: ls ~/ nomeDaPasta</text:p>
      <text:p text:style-name="P60">Criar um arquivo vazio: touch nomeDoArquivo</text:p>
      <text:p text:style-name="P57"/>
      <text:p text:style-name="P61"><text:span text:style-name="T43">Fonte: </text:span><text:a xlink:type="simple" xlink:href="http://www.ee.surrey.ac.uk/Teaching/Unix/unix1.html" text:style-name="Internet_20_link" text:visited-style-name="Visited_20_Internet_20_Link"><text:span text:style-name="T42">http://www.ee.surrey.ac.uk/Teaching/Unix/unix1.html</text:span></text:a></text:p>
      <text:p text:style-name="P62"/>
      <text:p text:style-name="P62">Copiar um arquivo, renomeando-o : cp arquivo1 arquivo2</text:p>
      <text:p text:style-name="P62">Mover um arquivo do diretório atual para o outro: mc nomeArquivo nomeDiretorio</text:p>
      <text:p text:style-name="P63">Remover um arquivo: rm nomeArquivo</text:p>
      <text:p text:style-name="P63">Remover um diretório: rmdir nomeDiretorio</text:p>
      <text:p text:style-name="P64">Limpar a tela: Clear</text:p>
      <text:p text:style-name="P64">Mostrar o conteúdo na tela: cat nomeArquivo</text:p>
      <text:p text:style-name="P64"/>
      <text:p text:style-name="P61"><text:span text:style-name="T43">Fonte: <text:s/></text:span><text:a xlink:type="simple" xlink:href="http://www.ee.surrey.ac.uk/Teaching/Unix/unix2.html" text:style-name="Internet_20_link" text:visited-style-name="Visited_20_Internet_20_Link"><text:span text:style-name="T42">http://www.ee.surrey.ac.uk/Teaching/Unix/unix2.html</text:span></text:a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list xml:id="list3173986098" text:style-name="L1">
        <text:list-header>
          <text:p text:style-name="P78"/>
          <text:p text:style-name="P78"/>
          <text:p text:style-name="P70"><text:soft-page-break/><text:span text:style-name="T30">Utilizando o terminal, aplique o comando de criação de diretórios que você aprendeu: crie um diretório chamado </text:span><text:span text:style-name="Source_20_Text"><text:span text:style-name="T3">unix_tests</text:span></text:span><text:span text:style-name="T30"> e navegue até ele.</text:span></text:p>
          <text:p text:style-name="P82">mkdir unix-tests</text:p>
          <text:p text:style-name="P101"><text:span text:style-name="T32">Crie um arquivo de texto com o nome </text:span><text:span text:style-name="Source_20_Text"><text:span text:style-name="T4">trybe.txt</text:span></text:span><text:span text:style-name="T32">.</text:span></text:p>
          <text:p text:style-name="P83">touch trybe.txt</text:p>
          <text:p text:style-name="P102"><text:span text:style-name="T29">Crie uma cópia do arquivo </text:span><text:span text:style-name="Source_20_Text"><text:span text:style-name="T2">trybe.txt</text:span></text:span><text:span text:style-name="T29"> com nome </text:span><text:span text:style-name="Source_20_Text"><text:span text:style-name="T2">trybe_backup.txt</text:span></text:span><text:span text:style-name="T29">.</text:span></text:p>
          <text:p text:style-name="P82">cp trybe.txt trybe_backup.txt</text:p>
          <text:p text:style-name="P100"><text:span text:style-name="T29">Renomeie o arquivo </text:span><text:span text:style-name="Source_20_Text"><text:span text:style-name="T2">trybe.txt</text:span></text:span><text:span text:style-name="T29">.</text:span></text:p>
          <text:p text:style-name="P71">mv trybe.txt cezar.txt</text:p>
          <text:p text:style-name="P100"><text:span text:style-name="T29">Dentro de </text:span><text:span text:style-name="Source_20_Text"><text:span text:style-name="T2">unix_tests</text:span></text:span><text:span text:style-name="T29">, crie um novo diretório chamado </text:span><text:span text:style-name="Source_20_Text"><text:span text:style-name="T2">backup</text:span></text:span><text:span text:style-name="T29">.</text:span></text:p>
          <text:p text:style-name="P82">mkdir backup</text:p>
          <text:p text:style-name="P100"><text:span text:style-name="T29">Mova o arquivo </text:span><text:span text:style-name="Source_20_Text"><text:span text:style-name="T2">trybe_backup.txt</text:span></text:span><text:span text:style-name="T29"> para o diretório </text:span><text:span text:style-name="Source_20_Text"><text:span text:style-name="T2">backup</text:span></text:span><text:span text:style-name="T29">.</text:span></text:p>
          <text:p text:style-name="P82">mv trybe_backup.txt backup/</text:p>
          <text:p text:style-name="P100"><text:span text:style-name="T29">Dentro de </text:span><text:span text:style-name="Source_20_Text"><text:span text:style-name="T2">unix_tests</text:span></text:span><text:span text:style-name="T29">, crie um novo diretório chamado </text:span><text:span text:style-name="Source_20_Text"><text:span text:style-name="T2">backup2</text:span></text:span><text:span text:style-name="T29">.</text:span></text:p>
          <text:p text:style-name="P82">mkdir backup2</text:p>
          <text:p text:style-name="P100"><text:span text:style-name="T29">Mova o arquivo </text:span><text:span text:style-name="Source_20_Text"><text:span text:style-name="T2">trybe_backup.txt</text:span></text:span><text:span text:style-name="T29"> da pasta </text:span><text:span text:style-name="Source_20_Text"><text:span text:style-name="T2">backup</text:span></text:span><text:span text:style-name="T29"> para a pasta </text:span><text:span text:style-name="Source_20_Text"><text:span text:style-name="T2">backup2</text:span></text:span><text:span text:style-name="T29">.</text:span></text:p>
          <text:p text:style-name="P82">mv backup/trybe_backup.txt backup2</text:p>
          <text:p text:style-name="P100"><text:span text:style-name="T29">Apague a pasta </text:span><text:span text:style-name="Source_20_Text"><text:span text:style-name="T2">backup</text:span></text:span><text:span text:style-name="T29">.</text:span></text:p>
          <text:p text:style-name="P84">rmdir backup</text:p>
          <text:p text:style-name="P100"><text:span text:style-name="T29">Renomeie a pasta </text:span><text:span text:style-name="Source_20_Text"><text:span text:style-name="T2">backup2</text:span></text:span><text:span text:style-name="T29"> para </text:span><text:span text:style-name="Source_20_Text"><text:span text:style-name="T2">backup</text:span></text:span><text:span text:style-name="T29">.</text:span></text:p>
          <text:p text:style-name="P84">mv backup2 backup</text:p>
          <text:p text:style-name="P79">Veja qual o path completo do diretório atual e liste todos os arquivos dentro dele.</text:p>
          <text:p text:style-name="P84">pwd</text:p>
          <text:p text:style-name="P100"><text:span text:style-name="T29">Apague o diretório </text:span><text:span text:style-name="Source_20_Text"><text:span text:style-name="T2">backup</text:span></text:span><text:span text:style-name="T29">.</text:span></text:p>
          <text:p text:style-name="P85">rmdir backup</text:p>
          <text:p text:style-name="P79">Limpe o terminal.</text:p>
          <text:p text:style-name="P82"><text:span text:style-name="T36">c</text:span>lear</text:p>
          <text:p text:style-name="P103"><text:span text:style-name="T31">Mostre na tela as 5 primeiras skills do arquivo </text:span><text:span text:style-name="Source_20_Text"><text:span text:style-name="T5">skills.txt</text:span></text:span><text:span text:style-name="T31">.</text:span></text:p>
          <text:p text:style-name="P94">head -5 skills.txt</text:p>
          <text:p text:style-name="P101"><text:span text:style-name="T31">Mostre na tela as 4 últimas skills do arquivo </text:span><text:span text:style-name="Source_20_Text"><text:span text:style-name="T5">skills.txt</text:span></text:span><text:span text:style-name="T31">.</text:span></text:p>
          <text:p text:style-name="P94">tail -5 skills.txt</text:p>
          <text:p text:style-name="P101"><text:span text:style-name="T31">Apague todos os arquivos que terminem em </text:span><text:span text:style-name="Source_20_Text"><text:span text:style-name="T5">.txt</text:span></text:span><text:span text:style-name="T31">.</text:span></text:p>
        </text:list-header>
      </text:list>
      <text:list xml:id="list1503266894" text:style-name="L2">
        <text:list-header>
          <text:p text:style-name="P86">rm *.txt</text:p>
        </text:list-header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52"><text:soft-page-break/><text:span text:style-name="T45"><text:tab/></text:span><text:span text:style-name="T44">Na pasta </text:span><text:span text:style-name="Source_20_Text"><text:span text:style-name="T1">unix-tests</text:span></text:span><text:span text:style-name="T44">, baixe um arquivo com os nomes de <text:tab/>todos os <text:tab/>países do mundo <text:tab/>utilizando o comando </text:span><text:a xlink:type="simple" xlink:href="https://linux.die.net/man/1/curl" office:target-frame-name="_blank" xlink:show="new" text:style-name="Internet_20_link" text:visited-style-name="Visited_20_Internet_20_Link"><text:span text:style-name="T37">curl:</text:span></text:a></text:p>
      <text:p text:style-name="P53"><text:span text:style-name="T28"><text:tab/> </text:span><text:span text:style-name="Source_20_Text"><text:span text:style-name="T26">curl -o countries.txt <text:tab/>"https://gist.githubusercontent.com/kalinchernev/486393efcca01623b18d/<text:tab/>raw/<text:tab/>daa24c9fea66afb7d68f8d69f0c4b8eeb9406e83/countries"</text:span></text:span></text:p>
      <text:list xml:id="list2876472010" text:style-name="L3">
        <text:list-header>
          <text:p text:style-name="P105"><text:span text:style-name="T29">Mostre todo o conteúdo do arquivo </text:span><text:span text:style-name="Source_20_Text"><text:span text:style-name="T2">countries.txt</text:span></text:span><text:span text:style-name="T29"> na tela.</text:span></text:p>
          <text:p text:style-name="P95">Cat nomeDoArquivo</text:p>
          <text:p text:style-name="P104"><text:span text:style-name="T29">Mostre o conteúdo de </text:span><text:span text:style-name="Source_20_Text"><text:span text:style-name="T2">countries.txt</text:span></text:span><text:span text:style-name="T29">, página por página, até encontra a </text:span><text:span text:style-name="Source_20_Text"><text:span text:style-name="T2">Zambia</text:span></text:span><text:span text:style-name="T29">.</text:span></text:p>
          <text:p text:style-name="P95">Less nomeDoArquivo</text:p>
          <text:p text:style-name="P104"><text:span text:style-name="T29">Mostre novamente o conteúdo de </text:span><text:span text:style-name="Source_20_Text"><text:span text:style-name="T2">countries.txt</text:span></text:span><text:span text:style-name="T29"> página por página, mas agora utilize um comando para buscar por </text:span><text:span text:style-name="Source_20_Text"><text:span text:style-name="T2">Zambia</text:span></text:span><text:span text:style-name="T29">.</text:span></text:p>
          <text:p text:style-name="P95">Grep ‘Zambia’ nomeDoArquivo</text:p>
          <text:p text:style-name="P104"><text:span text:style-name="T29">Busque por </text:span><text:span text:style-name="Source_20_Text"><text:span text:style-name="T2">Brazil</text:span></text:span><text:span text:style-name="T29"> no </text:span><text:span text:style-name="Source_20_Text"><text:span text:style-name="T2">countries.txt</text:span></text:span><text:span text:style-name="T29">.</text:span></text:p>
          <text:p text:style-name="P76"><text:span text:style-name="T22">Grep ‘</text:span><text:span text:style-name="T23">Brazil</text:span><text:span text:style-name="T22">’ nomeDoArquivo</text:span></text:p>
          <text:p text:style-name="P104"><text:span text:style-name="T29">Busque novamente por </text:span><text:span text:style-name="Source_20_Text"><text:span text:style-name="T2">brazil</text:span></text:span><text:span text:style-name="T29">, mas agora utilizando o lower case.</text:span></text:p>
          <text:p text:style-name="P76"><text:span text:style-name="T22">Grep ‘</text:span><text:span text:style-name="T23">brazil</text:span><text:span text:style-name="T22">’ nomeDoArquivo</text:span></text:p>
        </text:list-header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8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l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44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15:08:18.965430578</meta:creation-date>
    <meta:generator>LibreOffice/6.4.4.2$Linux_X86_64 LibreOffice_project/40$Build-2</meta:generator>
    <dc:date>2020-08-17T18:30:23.921232236</dc:date>
    <meta:editing-duration>PT3H50M54S</meta:editing-duration>
    <meta:editing-cycles>31</meta:editing-cycles>
    <meta:document-statistic meta:table-count="0" meta:image-count="0" meta:object-count="0" meta:page-count="3" meta:paragraph-count="65" meta:word-count="404" meta:character-count="2800" meta:non-whitespace-character-count="2452"/>
  </office:meta>
</office:document-meta>
</file>